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07b980"/>
    </style:style>
    <style:style style:name="P3"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91088" officeooo:paragraph-rsid="00091088"/>
    </style:style>
    <style:style style:name="P4"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3aa27" officeooo:paragraph-rsid="00091088" style:font-size-asian="10.5pt" style:font-size-complex="12pt"/>
    </style:style>
    <style:style style:name="P5"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a9a46" officeooo:paragraph-rsid="000a9a46"/>
    </style:style>
    <style:style style:name="P6" style:family="paragraph" style:parent-style-name="Standard">
      <style:paragraph-properties fo:margin-left="0cm" fo:margin-right="0cm" fo:orphans="2" fo:widows="2" fo:text-indent="0cm" style:auto-text-indent="false"/>
      <style:text-properties style:font-name="Liberation Serif" officeooo:paragraph-rsid="00091088"/>
    </style:style>
    <style:style style:name="P7"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000000" fo:font-size="18pt" fo:letter-spacing="normal" fo:font-style="normal" fo:font-weight="normal" officeooo:rsid="0003aa27" style:font-size-asian="15.75pt" style:font-size-complex="18pt"/>
    </style:style>
    <style:style style:name="T2" style:family="text">
      <style:text-properties fo:font-variant="normal" fo:text-transform="none" fo:color="#000000" fo:font-size="18pt" fo:letter-spacing="normal" fo:font-style="normal" fo:font-weight="normal" officeooo:rsid="00091088" style:font-size-asian="15.75pt" style:font-size-complex="18pt"/>
    </style:style>
    <style:style style:name="T3" style:family="text">
      <style:text-properties fo:font-variant="normal" fo:text-transform="none" fo:color="#000000" style:font-name="Liberation Serif" fo:font-size="12pt" fo:letter-spacing="normal" fo:font-style="normal" fo:font-weight="normal"/>
    </style:style>
    <style:style style:name="T4" style:family="text">
      <style:text-properties fo:font-variant="normal" fo:text-transform="none" fo:color="#000000" style:font-name="Liberation Serif" fo:font-size="12pt" fo:letter-spacing="normal" fo:font-style="normal" fo:font-weight="normal" officeooo:rsid="000df582"/>
    </style:style>
    <style:style style:name="T5" style:family="text">
      <style:text-properties fo:font-variant="normal" fo:text-transform="none" fo:color="#000000" style:font-name="Liberation Serif" fo:font-size="12pt" fo:letter-spacing="normal" fo:font-style="normal" fo:font-weight="normal" officeooo:rsid="00112f89"/>
    </style:style>
    <style:style style:name="T6" style:family="text">
      <style:text-properties fo:font-variant="normal" fo:text-transform="none" fo:color="#000000" style:font-name="Liberation Serif" fo:font-size="12pt" fo:letter-spacing="normal" fo:font-style="normal" fo:font-weight="normal" officeooo:rsid="0011f7e6"/>
    </style:style>
    <style:style style:name="T7" style:family="text">
      <style:text-properties style:font-size-asian="10.5pt" style:font-size-complex="12pt"/>
    </style:style>
    <style:style style:name="T8" style:family="text">
      <style:text-properties officeooo:rsid="0003aa27" style:font-size-asian="10.5pt" style:font-size-complex="12pt"/>
    </style:style>
    <style:style style:name="T9" style:family="text">
      <style:text-properties officeooo:rsid="000c717d"/>
    </style:style>
    <style:style style:name="T10" style:family="text">
      <style:text-properties officeooo:rsid="000df582"/>
    </style:style>
    <style:style style:name="T11" style:family="text">
      <style:text-properties officeooo:rsid="00112f89"/>
    </style:style>
    <style:style style:name="T12" style:family="text">
      <style:text-properties officeooo:rsid="0011f7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The People’s Assembly, convening on the 1</text:span><text:span text:style-name="T2">8</text:span><text:span text:style-name="T1">th of August 2020 under the </text:span><text:span text:style-name="T2">20th</text:span><text:span text:style-name="T1"> PA Meeting.</text:span></text:p>
      <text:p text:style-name="P2"/>
      <text:p text:style-name="P3">The Assembly, <text:span text:style-name="T8">recognising the current situation,</text:span></text:p>
      <text:p text:style-name="P4"/>
      <text:p text:style-name="P3"><text:span text:style-name="T8">C</text:span><text:span text:style-name="T7">onstitutes the need for the following motion:</text:span></text:p>
      <text:p text:style-name="P2"/>
      <text:p text:style-name="P2">Safety from mobs motion</text:p>
      <text:p text:style-name="P2">Background: Ever since the Marksgrad(capital of Markstan) built it has been characterised by a lack of lighting leading to an enviroment of hostile mobs, inside and outside. At night it is completely impossible to navigate Marksgrad without being assaulted by a lethal swarm of mobs and at day creepers that spawned in the night freely wander around the area and blow up any unsuspecting visitors in Marksgrad. One would thik that inside would be safer, but that's not the case; it seems that Markstan has elected mobs as a members of the Markstani congress, much to the displeasure of the human players seeking to enter its premises. This is situation can't continue and the persons behind this gross negligence should be held accountable for the damages caused by it.</text:p>
      <text:p text:style-name="P2"/>
      <text:p text:style-name="P2">On the aforementioned background, I move for that:</text:p>
      <text:p text:style-name="P2">1. Areas enclosed by walls and doors(including buildings) should be adequately lit up so that area would be safe to AFK there without fear of mobs, phantoms excluded.</text:p>
      <text:p text:style-name="P2">2. Cities should be lit so that it shall be safe for non-AFKing players to find themselves there without fear of lethal amounts of mobs.</text:p>
      <text:p text:style-name="P2">3. The Cities and enclosed areas which isn't light up in accordance with first and second paragraphs shall be responsible for losses caused to other players.</text:p>
      <text:p text:style-name="P2">4. Damages caused by creepers and other mobs to the cities and enclosed areas which aren't light up in accordance with the first and second paragraphs is not considered griefing in any case whatsoever, rather it is considered the product of the negligence of the city or the enclosed area.</text:p>
      <text:p text:style-name="P2">5. The first paragraph and, accordinly, the third and fourth paragraphs does not apply to apply to places which is not open to the public. Unless such places are by their nature not open to the public(i.e vaults), the exclusion of the public should be marked by signs which contains words indicating the same. Farms cannot be covered by this paragraph.</text:p>
      <text:p text:style-name="P7"><text:span text:style-name="T3">6. This motion shall not apply to world heritage sites, nature reserves, </text:span><text:span text:style-name="T4">mob farms, buildings under construction and </text:span><text:span text:style-name="T5">netherwards</text:span><text:span text:style-name="T4"> f</text:span><text:span text:style-name="T5">arms and places </text:span><text:span text:style-name="T6">(legitimately)</text:span><text:span text:style-name="T5"> purposefully not lit up </text:span><text:span text:style-name="T6">(must contain a warning)</text:span><text:span text:style-name="T4">.</text:span></text:p>
      <text:p text:style-name="P1"/>
      <text:p text:style-name="P3">And proceeds.</text:p>
      <text:p text:style-name="P3"/>
      <text:p text:style-name="P3">Signed by,</text:p>
      <text:p text:style-name="P3">Tsarsteven</text:p>
      <text:p text:style-name="P5">yoran</text:p>
      <text:p text:style-name="P3"/>
      <text:p text:style-name="P3"/>
      <text:p text:style-name="P3"/>
      <text:p text:style-name="P3">[Motion as: 20-5 to 20-1<text:span text:style-name="T9">1</text:span>: “Safety from mobs mo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8-17T18:17:31.810176912</meta:creation-date>
    <dc:date>2020-08-18T18:27:19.087925372</dc:date>
    <meta:editing-duration>PT11M14S</meta:editing-duration>
    <meta:editing-cycles>8</meta:editing-cycles>
    <meta:generator>LibreOffice/6.4.5.2$Linux_X86_64 LibreOffice_project/1ed6aca320d7f4d82924e6cec66e4f7527376448</meta:generator>
    <meta:document-statistic meta:table-count="0" meta:image-count="0" meta:object-count="0" meta:page-count="1" meta:paragraph-count="17" meta:word-count="405" meta:character-count="2423" meta:non-whitespace-character-count="2035"/>
  </office:meta>
</office:document-meta>
</file>